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text-properties officeooo:rsid="003fb9e0" officeooo:paragraph-rsid="003fb9e0"/>
    </style:style>
    <style:style style:name="P2" style:family="paragraph" style:parent-style-name="Title">
      <style:text-properties officeooo:rsid="003fb9e0" officeooo:paragraph-rsid="003fb9e0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/>
      <style:text-properties officeooo:paragraph-rsid="003cefb7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/>
    </style:style>
    <style:style style:name="P6" style:family="paragraph" style:parent-style-name="Heading_20_1">
      <style:text-properties officeooo:rsid="003cefb7" officeooo:paragraph-rsid="003cefb7"/>
    </style:style>
    <style:style style:name="P7" style:family="paragraph" style:parent-style-name="Standard" style:list-style-name="L1">
      <style:paragraph-properties fo:line-height="115%"/>
    </style:style>
    <style:style style:name="P8" style:family="paragraph" style:parent-style-name="Standard" style:list-style-name="L1">
      <style:paragraph-properties fo:line-height="115%"/>
      <style:text-properties officeooo:paragraph-rsid="000cdd69"/>
    </style:style>
    <style:style style:name="P9" style:family="paragraph" style:parent-style-name="Standard" style:list-style-name="L1">
      <style:paragraph-properties fo:line-height="115%"/>
      <style:text-properties officeooo:paragraph-rsid="000e905a"/>
    </style:style>
    <style:style style:name="P10" style:family="paragraph" style:parent-style-name="Standard" style:list-style-name="L2">
      <style:paragraph-properties fo:line-height="115%"/>
      <style:text-properties officeooo:paragraph-rsid="00300914"/>
    </style:style>
    <style:style style:name="P11" style:family="paragraph" style:parent-style-name="Standard" style:list-style-name="L1">
      <style:paragraph-properties fo:line-height="115%"/>
      <style:text-properties style:text-underline-style="none" officeooo:rsid="000cdd69" officeooo:paragraph-rsid="000cdd69"/>
    </style:style>
    <style:style style:name="P12" style:family="paragraph" style:parent-style-name="Standard" style:list-style-name="L1">
      <style:paragraph-properties fo:line-height="115%"/>
      <style:text-properties style:text-underline-style="none" officeooo:paragraph-rsid="000e905a"/>
    </style:style>
    <style:style style:name="P13" style:family="paragraph" style:parent-style-name="Standard" style:list-style-name="L2">
      <style:paragraph-properties fo:line-height="115%"/>
      <style:text-properties style:font-name="Liberation Serif" officeooo:rsid="00134ce7" officeooo:paragraph-rsid="00134ce7"/>
    </style:style>
    <style:style style:name="P14" style:family="paragraph" style:parent-style-name="Standard" style:list-style-name="L2">
      <style:paragraph-properties fo:line-height="115%"/>
      <style:text-properties style:font-name="Liberation Serif" officeooo:rsid="00134ce7" officeooo:paragraph-rsid="001520e8"/>
    </style:style>
    <style:style style:name="P15" style:family="paragraph" style:parent-style-name="Standard" style:list-style-name="L2">
      <style:paragraph-properties fo:line-height="115%"/>
      <style:text-properties style:font-name="Liberation Serif" officeooo:rsid="00134ce7" officeooo:paragraph-rsid="00163f20"/>
    </style:style>
    <style:style style:name="P16" style:family="paragraph" style:parent-style-name="Standard" style:list-style-name="L2">
      <style:paragraph-properties fo:line-height="115%"/>
      <style:text-properties style:font-name="Liberation Serif" officeooo:rsid="00134ce7" officeooo:paragraph-rsid="0019b422"/>
    </style:style>
    <style:style style:name="P17" style:family="paragraph" style:parent-style-name="Standard" style:list-style-name="L2">
      <style:paragraph-properties fo:line-height="115%"/>
      <style:text-properties style:font-name="Liberation Serif" officeooo:rsid="00134ce7" officeooo:paragraph-rsid="00300914"/>
    </style:style>
    <style:style style:name="P18" style:family="paragraph" style:parent-style-name="Standard" style:list-style-name="L2">
      <style:paragraph-properties fo:line-height="115%"/>
      <style:text-properties style:font-name="Liberation Serif" officeooo:rsid="00134ce7" officeooo:paragraph-rsid="001d882d"/>
    </style:style>
    <style:style style:name="P19" style:family="paragraph" style:parent-style-name="Standard" style:list-style-name="L2">
      <style:paragraph-properties fo:line-height="115%"/>
      <style:text-properties style:font-name="Liberation Serif" officeooo:rsid="00134ce7" officeooo:paragraph-rsid="00267da2"/>
    </style:style>
    <style:style style:name="P20" style:family="paragraph" style:parent-style-name="Standard" style:list-style-name="L2">
      <style:paragraph-properties fo:line-height="115%"/>
      <style:text-properties style:font-name="Liberation Serif" officeooo:rsid="00134ce7" officeooo:paragraph-rsid="0029142b"/>
    </style:style>
    <style:style style:name="P21" style:family="paragraph" style:parent-style-name="Standard" style:list-style-name="L2">
      <style:paragraph-properties fo:line-height="115%"/>
      <style:text-properties style:font-name="Liberation Serif" officeooo:rsid="002c3b3a" officeooo:paragraph-rsid="00300914"/>
    </style:style>
    <style:style style:name="P22" style:family="paragraph" style:parent-style-name="Standard" style:list-style-name="L2">
      <style:paragraph-properties fo:line-height="115%"/>
      <style:text-properties style:font-name="Liberation Serif" officeooo:rsid="002c3b3a" officeooo:paragraph-rsid="002c3b3a"/>
    </style:style>
    <style:style style:name="P23" style:family="paragraph" style:parent-style-name="Standard" style:list-style-name="L2">
      <style:paragraph-properties fo:line-height="115%"/>
      <style:text-properties style:text-position="0% 100%" style:font-name="Liberation Serif1" style:text-underline-style="none" officeooo:rsid="0020e839" officeooo:paragraph-rsid="002c3b3a" style:font-name-asian="Liberation Serif1" style:font-name-complex="Liberation Serif1"/>
    </style:style>
    <style:style style:name="P24" style:family="paragraph" style:parent-style-name="Standard" style:list-style-name="L2">
      <style:paragraph-properties fo:line-height="115%"/>
      <style:text-properties style:text-position="0% 100%" style:font-name="Liberation Serif1" style:text-underline-style="none" officeooo:rsid="002c3b3a" officeooo:paragraph-rsid="0031a9b1" style:font-name-asian="Liberation Serif1" style:font-name-complex="Liberation Serif1"/>
    </style:style>
    <style:style style:name="P25" style:family="paragraph" style:parent-style-name="Standard" style:list-style-name="L2">
      <style:paragraph-properties fo:line-height="115%"/>
      <style:text-properties style:text-position="0% 100%" style:font-name="Liberation Serif1" style:text-underline-style="none" officeooo:rsid="00332f7c" officeooo:paragraph-rsid="00332f7c" style:font-name-asian="Liberation Serif1" style:font-name-complex="Liberation Serif1"/>
    </style:style>
    <style:style style:name="P26" style:family="paragraph" style:parent-style-name="Standard" style:list-style-name="L2">
      <style:paragraph-properties fo:line-height="115%"/>
      <style:text-properties officeooo:rsid="0031a9b1" officeooo:paragraph-rsid="0031a9b1"/>
    </style:style>
    <style:style style:name="P27" style:family="paragraph" style:parent-style-name="Standard" style:list-style-name="L2">
      <style:paragraph-properties fo:line-height="115%"/>
      <style:text-properties officeooo:rsid="00332f7c" officeooo:paragraph-rsid="0037e8f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c1d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c1d3"/>
    </style:style>
    <style:style style:name="T5" style:family="text">
      <style:text-properties style:text-underline-style="none" officeooo:rsid="000cdd69"/>
    </style:style>
    <style:style style:name="T6" style:family="text">
      <style:text-properties style:text-underline-style="none" officeooo:rsid="000e905a"/>
    </style:style>
    <style:style style:name="T7" style:family="text">
      <style:text-properties officeooo:rsid="000cdd69"/>
    </style:style>
    <style:style style:name="T8" style:family="text">
      <style:text-properties officeooo:rsid="000e905a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Liberation Serif1" style:text-underline-style="none" officeooo:rsid="00163f20" style:font-name-asian="Liberation Serif1" style:font-name-complex="Liberation Serif1"/>
    </style:style>
    <style:style style:name="T11" style:family="text">
      <style:text-properties style:text-position="super 58%" style:font-name="Liberation Serif1" style:text-underline-style="none" officeooo:rsid="001b00d8" style:font-name-asian="Liberation Serif1" style:font-name-complex="Liberation Serif1"/>
    </style:style>
    <style:style style:name="T12" style:family="text">
      <style:text-properties style:text-position="super 58%" style:font-name="Liberation Serif1" style:text-underline-style="none" officeooo:rsid="001d882d" style:font-name-asian="Liberation Serif1" style:font-name-complex="Liberation Serif1"/>
    </style:style>
    <style:style style:name="T13" style:family="text">
      <style:text-properties style:text-position="super 58%" style:font-name="Liberation Serif1" style:text-underline-style="none" officeooo:rsid="00267da2" style:font-name-asian="Liberation Serif1" style:font-name-complex="Liberation Serif1"/>
    </style:style>
    <style:style style:name="T14" style:family="text">
      <style:text-properties style:text-position="super 58%" style:font-name="Liberation Serif1" style:text-underline-style="none" officeooo:rsid="002c630e" style:font-name-asian="Liberation Serif1" style:font-name-complex="Liberation Serif1"/>
    </style:style>
    <style:style style:name="T15" style:family="text">
      <style:text-properties style:text-position="super 58%" style:font-name="Liberation Serif1" style:text-underline-style="none" officeooo:rsid="0037e8f9" style:font-name-asian="Liberation Serif1" style:font-name-complex="Liberation Serif1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48c69"/>
    </style:style>
    <style:style style:name="T18" style:family="text">
      <style:text-properties style:text-position="0% 100%" style:font-name="Liberation Serif1" officeooo:rsid="00149a66" style:font-name-asian="Liberation Serif1" style:font-name-complex="Liberation Serif1"/>
    </style:style>
    <style:style style:name="T19" style:family="text">
      <style:text-properties style:text-position="0% 100%" style:font-name="Liberation Serif1" officeooo:rsid="0019b422" style:font-name-asian="Liberation Serif1" style:font-name-complex="Liberation Serif1"/>
    </style:style>
    <style:style style:name="T20" style:family="text">
      <style:text-properties style:text-position="0% 100%" style:font-name="Liberation Serif1" style:text-underline-style="none" style:font-name-asian="Liberation Serif1" style:font-name-complex="Liberation Serif1"/>
    </style:style>
    <style:style style:name="T21" style:family="text">
      <style:text-properties style:text-position="0% 100%" style:font-name="Liberation Serif1" style:text-underline-style="none" officeooo:rsid="00149a66" style:font-name-asian="Liberation Serif1" style:font-name-complex="Liberation Serif1"/>
    </style:style>
    <style:style style:name="T22" style:family="text">
      <style:text-properties style:text-position="0% 100%" style:font-name="Liberation Serif1" style:text-underline-style="none" officeooo:rsid="00163f20" style:font-name-asian="Liberation Serif1" style:font-name-complex="Liberation Serif1"/>
    </style:style>
    <style:style style:name="T23" style:family="text">
      <style:text-properties style:text-position="0% 100%" style:font-name="Liberation Serif1" style:text-underline-style="none" officeooo:rsid="000bc1d3" style:font-name-asian="Liberation Serif1" style:font-name-complex="Liberation Serif1"/>
    </style:style>
    <style:style style:name="T24" style:family="text">
      <style:text-properties style:text-position="0% 100%" style:font-name="Liberation Serif1" style:text-underline-style="none" officeooo:rsid="0019b422" style:font-name-asian="Liberation Serif1" style:font-name-complex="Liberation Serif1"/>
    </style:style>
    <style:style style:name="T25" style:family="text">
      <style:text-properties style:text-position="0% 100%" style:font-name="Liberation Serif1" style:text-underline-style="none" officeooo:rsid="001b00d8" style:font-name-asian="Liberation Serif1" style:font-name-complex="Liberation Serif1"/>
    </style:style>
    <style:style style:name="T26" style:family="text">
      <style:text-properties style:text-position="0% 100%" style:font-name="Liberation Serif1" style:text-underline-style="none" officeooo:rsid="001b44d8" style:font-name-asian="Liberation Serif1" style:font-name-complex="Liberation Serif1"/>
    </style:style>
    <style:style style:name="T27" style:family="text">
      <style:text-properties style:text-position="0% 100%" style:font-name="Liberation Serif1" style:text-underline-style="none" officeooo:rsid="001d882d" style:font-name-asian="Liberation Serif1" style:font-name-complex="Liberation Serif1"/>
    </style:style>
    <style:style style:name="T28" style:family="text">
      <style:text-properties style:text-position="0% 100%" style:font-name="Liberation Serif1" style:text-underline-style="none" officeooo:rsid="0020e839" style:font-name-asian="Liberation Serif1" style:font-name-complex="Liberation Serif1"/>
    </style:style>
    <style:style style:name="T29" style:family="text">
      <style:text-properties style:text-position="0% 100%" style:font-name="Liberation Serif1" style:text-underline-style="none" officeooo:rsid="00267da2" style:font-name-asian="Liberation Serif1" style:font-name-complex="Liberation Serif1"/>
    </style:style>
    <style:style style:name="T30" style:family="text">
      <style:text-properties style:text-position="0% 100%" style:font-name="Liberation Serif1" style:text-underline-style="none" officeooo:rsid="0029142b" style:font-name-asian="Liberation Serif1" style:font-name-complex="Liberation Serif1"/>
    </style:style>
    <style:style style:name="T31" style:family="text">
      <style:text-properties style:text-position="0% 100%" style:font-name="Liberation Serif1" style:text-underline-style="none" officeooo:rsid="002c3b3a" style:font-name-asian="Liberation Serif1" style:font-name-complex="Liberation Serif1"/>
    </style:style>
    <style:style style:name="T32" style:family="text">
      <style:text-properties style:text-position="0% 100%" style:font-name="Liberation Serif1" style:text-underline-style="none" officeooo:rsid="0018bebd" style:font-name-asian="Liberation Serif1" style:font-name-complex="Liberation Serif1"/>
    </style:style>
    <style:style style:name="T33" style:family="text">
      <style:text-properties style:text-position="0% 100%" style:font-name="Liberation Serif1" style:text-underline-style="none" officeooo:rsid="002c630e" style:font-name-asian="Liberation Serif1" style:font-name-complex="Liberation Serif1"/>
    </style:style>
    <style:style style:name="T34" style:family="text">
      <style:text-properties style:text-position="0% 100%" style:font-name="Liberation Serif1" style:text-underline-style="none" officeooo:rsid="0037e8f9" style:font-name-asian="Liberation Serif1" style:font-name-complex="Liberation Serif1"/>
    </style:style>
    <style:style style:name="T35" style:family="text">
      <style:text-properties style:text-position="0% 100%" style:font-name="Liberation Serif1" style:text-underline-style="none" officeooo:rsid="003a2832" style:font-name-asian="Liberation Serif1" style:font-name-complex="Liberation Serif1"/>
    </style:style>
    <style:style style:name="T36" style:family="text">
      <style:text-properties officeooo:rsid="0017fd7e"/>
    </style:style>
    <style:style style:name="T37" style:family="text">
      <style:text-properties officeooo:rsid="0018bebd"/>
    </style:style>
    <style:style style:name="T38" style:family="text">
      <style:text-properties officeooo:rsid="0019b42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1 : Base de données</text:p>
      <text:h text:style-name="P6" text:outline-level="1">Schéma relationnel</text:h>
      <text:p text:style-name="P4">S<text:span text:style-name="T36">e</text:span>rie(<text:span text:style-name="T1">Nom</text:span><text:span text:style-name="T3">, Description, </text:span><text:span text:style-name="T1">No_saison</text:span><text:span text:style-name="T3">, </text:span><text:span text:style-name="T1">No_episode</text:span><text:span text:style-name="T3">, Synopsis, Durée</text:span>)</text:p>
      <text:p text:style-name="P3">Plateforme(<text:span text:style-name="T1">Nom_plate</text:span><text:span text:style-name="T3">, Société</text:span>)</text:p>
      <text:p text:style-name="P3">Pays(<text:span text:style-name="T1">Nom_plate, </text:span><text:span text:style-name="T2">Ordre</text:span><text:span text:style-name="T4">, pays</text:span>)</text:p>
      <text:p text:style-name="P5"/>
      <text:p text:style-name="P3">Personne(<text:span text:style-name="T1">No_pers</text:span><text:span text:style-name="T3">, Nom, Prénom, Date_naissance</text:span>)</text:p>
      <text:p text:style-name="P3">Acteur(<text:span text:style-name="T1">No_pers</text:span><text:span text:style-name="T3">, No_emmy_award, No_golden_globes</text:span>)</text:p>
      <text:p text:style-name="P3">Utilisateur(<text:span text:style-name="T1">No_pers</text:span><text:span text:style-name="T3">, Email)</text:span></text:p>
      <text:p text:style-name="P3"/>
      <text:p text:style-name="P3">EstDisponibleSur(<text:span text:style-name="T1">#Nom_serie, #Nom_plate</text:span>)</text:p>
      <text:p text:style-name="P3">EstAbonn<text:span text:style-name="T37">e</text:span>A(<text:span text:style-name="T1">date_debut, #Nom_plate, #No_pers</text:span>, date_fin)</text:p>
      <text:p text:style-name="P3">JoueDans(#<text:span text:style-name="T1">Nom_serie</text:span>, #<text:span text:style-name="T1">No_saison</text:span>, #<text:span text:style-name="T1">No_episode</text:span>, #<text:span text:style-name="T1">No_pers</text:span>)</text:p>
      <text:p text:style-name="P3">Regarde(date_debut, #<text:span text:style-name="T1">Nom_serie</text:span>, #<text:span text:style-name="T1">No_saison</text:span>, #<text:span text:style-name="T1">No_episode</text:span>, #<text:span text:style-name="T1">No_pers</text:span>, #<text:span text:style-name="T1">Nom_plate</text:span>)</text:p>
      <text:h text:style-name="Heading_20_1" text:outline-level="1">Contraintes d'intégrité</text:h>
      <text:list xml:id="list3552249553" text:style-name="L1">
        <text:list-item>
          <text:list>
            <text:list-item>
              <text:p text:style-name="P7">Deux utilisateurs ne peuvent pas avoir le même mail ;</text:p>
            </text:list-item>
            <text:list-item>
              <text:p text:style-name="P7">Date_debut &lt;= date_fin ;</text:p>
            </text:list-item>
            <text:list-item>
              <text:p text:style-name="P7">Si un utilisateur recommence plusieurs fois le même épisode, on ne conserve que la date du premier visionnage ;</text:p>
            </text:list-item>
            <text:list-item>
              <text:p text:style-name="P8"><text:span text:style-name="T3">No_emmy_award </text:span><text:span text:style-name="T5">&gt;= 0 ;</text:span></text:p>
            </text:list-item>
            <text:list-item>
              <text:p text:style-name="P11">No_golden_globes &gt;= 0 ;</text:p>
            </text:list-item>
            <text:list-item>
              <text:p text:style-name="P12"><text:span text:style-name="T7">No_saison </text:span><text:span text:style-name="T8">&gt;= 1 ;</text:span></text:p>
            </text:list-item>
            <text:list-item>
              <text:p text:style-name="P12">No_episode <text:span text:style-name="T8">&gt;= 1 ;</text:span></text:p>
            </text:list-item>
            <text:list-item>
              <text:p text:style-name="P9"><text:span text:style-name="T3">Durée </text:span><text:span text:style-name="T6">&gt;= 0</text:span></text:p>
            </text:list-item>
          </text:list>
        </text:list-item>
      </text:list>
      <text:h text:style-name="P6" text:outline-level="1">Relations en BCNF</text:h>
      <text:list xml:id="list1857443335" text:style-name="L2">
        <text:list-item>
          <text:p text:style-name="P13">Série <text:span text:style-name="T38">= </text:span>{Nom No_saison No_episode→ Description Synopsis Durée}</text:p>
          <text:list>
            <text:list-item>
              <text:p text:style-name="P13">Nom No_saison No_episode<text:span text:style-name="T9">+</text:span><text:span text:style-name="T16"> = <text:s/>Nom No_saison No_episod</text:span><text:span text:style-name="T17">e</text:span><text:span text:style-name="T16"> Description Synopsis Durée </text:span><text:span text:style-name="T18">→ clé</text:span></text:p>
            </text:list-item>
          </text:list>
        </text:list-item>
        <text:list-item>
          <text:p text:style-name="P14"><text:span text:style-name="T18">Plateforme </text:span><text:span text:style-name="T19">= </text:span><text:span text:style-name="T22">{</text:span><text:span text:style-name="T21">Nom_plate →</text:span><text:span text:style-name="T22"> </text:span><text:span text:style-name="T21">Société</text:span><text:span text:style-name="T22">}</text:span></text:p>
          <text:list>
            <text:list-item>
              <text:p text:style-name="P15"><text:span text:style-name="T21">Nom_plate</text:span><text:span text:style-name="T10">+</text:span><text:span text:style-name="T22"> = <text:s/></text:span><text:span text:style-name="T21">Nom_plate Société → clé</text:span></text:p>
            </text:list-item>
          </text:list>
        </text:list-item>
        <text:list-item>
          <text:p text:style-name="P16"><text:span text:style-name="T21">Pays </text:span><text:span text:style-name="T24">= {</text:span><text:span text:style-name="T21">Nom_plate </text:span><text:span text:style-name="T23">Ordre →</text:span><text:span text:style-name="T24"> </text:span><text:span text:style-name="T23">pays</text:span><text:span text:style-name="T24">}</text:span></text:p>
          <text:list>
            <text:list-item>
              <text:p text:style-name="P17"><text:span text:style-name="T21">Nom_plate </text:span><text:span text:style-name="T23">Ordre</text:span><text:span text:style-name="T11">+</text:span><text:span text:style-name="T25"> = </text:span><text:span text:style-name="T21">Nom_plate </text:span><text:span text:style-name="T23">Ordre pays </text:span><text:span text:style-name="T21">→ clé</text:span></text:p>
            </text:list-item>
          </text:list>
        </text:list-item>
        <text:list-item>
          <text:p text:style-name="P18"><text:span text:style-name="T23">Personne </text:span><text:span text:style-name="T26">= {No_pers → Nom Prénom Date_naissance}</text:span></text:p>
          <text:list>
            <text:list-item>
              <text:p text:style-name="P17"><text:soft-page-break/><text:span text:style-name="T26">No_pers</text:span><text:span text:style-name="T12">+</text:span><text:span text:style-name="T27"> = </text:span><text:span text:style-name="T26">No_pers Nom Prénom Date_naissance </text:span><text:span text:style-name="T21">→ clé</text:span></text:p>
            </text:list-item>
          </text:list>
        </text:list-item>
        <text:list-item>
          <text:p text:style-name="P19"><text:span text:style-name="T26">Acteur </text:span><text:span text:style-name="T28">= {No_pers → No_emmy_award No_golden_globes}</text:span></text:p>
          <text:list>
            <text:list-item>
              <text:p text:style-name="P17"><text:span text:style-name="T28">No_pers</text:span><text:span text:style-name="T13">+</text:span><text:span text:style-name="T29"> = </text:span><text:span text:style-name="T26">No_pers </text:span><text:span text:style-name="T28">No_emmy_award No_golden_globes </text:span><text:span text:style-name="T21">→ clé</text:span></text:p>
            </text:list-item>
          </text:list>
        </text:list-item>
        <text:list-item>
          <text:p text:style-name="P20"><text:span text:style-name="T28">Utilisateur </text:span><text:span text:style-name="T30">= {</text:span><text:span text:style-name="T28">No_pers → Email</text:span><text:span text:style-name="T30">}</text:span></text:p>
          <text:list>
            <text:list-item>
              <text:p text:style-name="P17"><text:span text:style-name="T28">No_pers</text:span><text:span text:style-name="T13">+</text:span><text:span text:style-name="T29"> = </text:span><text:span text:style-name="T26">No_pers </text:span><text:span text:style-name="T28">Email </text:span><text:span text:style-name="T21">→ clé</text:span></text:p>
            </text:list-item>
          </text:list>
        </text:list-item>
        <text:list-item>
          <text:p text:style-name="P23">EstDisponibleSur</text:p>
          <text:list>
            <text:list-item>
              <text:p text:style-name="P21"><text:span text:style-name="T20">Dépendance triviale </text:span><text:span text:style-name="T21">→ clé</text:span></text:p>
            </text:list-item>
          </text:list>
        </text:list-item>
        <text:list-item>
          <text:p text:style-name="P22"><text:span text:style-name="T20">EstAbonn</text:span><text:span text:style-name="T32">e</text:span><text:span text:style-name="T20">A = {date_debut #Nom_plate #No_pers → date_fin}</text:span></text:p>
          <text:list>
            <text:list-item>
              <text:p text:style-name="P10"><text:span text:style-name="T31">date_debut #Nom_plate #No_pers</text:span><text:span text:style-name="T14">+</text:span><text:span text:style-name="T31"> </text:span><text:span text:style-name="T33">=</text:span><text:span text:style-name="T31"> date_debut #Nom_plate #No_pers date_fin </text:span><text:span text:style-name="T21">→ clé</text:span></text:p>
            </text:list-item>
          </text:list>
        </text:list-item>
        <text:list-item>
          <text:p text:style-name="P24">JoueDans</text:p>
          <text:list>
            <text:list-item>
              <text:p text:style-name="P26"><text:span text:style-name="T31">D</text:span><text:span text:style-name="T20">épendence triviale → clé</text:span></text:p>
            </text:list-item>
          </text:list>
        </text:list-item>
        <text:list-item>
          <text:p text:style-name="P25">Regarde = {#Nom_serie #No_saison #No_episode #No_pers #Nom_plate → date_debut}</text:p>
          <text:list>
            <text:list-item>
              <text:p text:style-name="P27"><text:span text:style-name="T20">#Nom_serie #No_saison #No_episode #No_pers #Nom_plate</text:span><text:span text:style-name="T15">+</text:span><text:span text:style-name="T34"> = </text:span><text:span text:style-name="T20">#Nom_serie #No_saison #No_episode #No_pers #Nom_plate date_debut →</text:span><text:span text:style-name="T35"> clé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BE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fb9e0" officeooo:paragraph-rsid="003fb9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aul-Mihai Talmacel</text:p>
        <text:p text:style-name="MP1">Alex-Manuel Rosca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5:51:19.537897016</meta:creation-date>
    <meta:generator>LibreOffice/6.4.2.2$Linux_X86_64 LibreOffice_project/40$Build-2</meta:generator>
    <dc:date>2020-03-22T20:47:38.068125864</dc:date>
    <meta:editing-duration>PT3H42M58S</meta:editing-duration>
    <meta:editing-cycles>58</meta:editing-cycles>
    <meta:document-statistic meta:table-count="0" meta:image-count="0" meta:object-count="0" meta:page-count="2" meta:paragraph-count="44" meta:word-count="267" meta:character-count="1865" meta:non-whitespace-character-count="1668"/>
  </office:meta>
</office:document-meta>
</file>